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
      <text:list-level-style-bullet text:level="1" text:style-name="WW_CharLFO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4">
      <text:list-level-style-bullet text:level="1" text:style-name="WW_CharLFO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6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6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6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6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6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6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6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6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ListParagraph" style:master-page-name="MP0" style:list-style-name="LFO1" style:family="paragraph">
      <style:paragraph-properties fo:break-before="page"/>
    </style:style>
    <style:style style:name="P2" style:parent-style-name="ListParagraph" style:list-style-name="LFO2" style:family="paragraph"/>
    <style:style style:name="P3" style:parent-style-name="ListParagraph" style:list-style-name="LFO2" style:family="paragraph"/>
    <style:style style:name="P4" style:parent-style-name="ListParagraph" style:list-style-name="LFO2" style:family="paragraph"/>
    <style:style style:name="P5" style:parent-style-name="ListParagraph" style:list-style-name="LFO2" style:family="paragraph"/>
    <style:style style:name="P6" style:parent-style-name="ListParagraph" style:list-style-name="LFO1" style:family="paragraph"/>
    <style:style style:name="P7" style:parent-style-name="ListParagraph" style:list-style-name="LFO3" style:family="paragraph"/>
    <style:style style:name="P8" style:parent-style-name="ListParagraph" style:list-style-name="LFO3" style:family="paragraph"/>
    <style:style style:name="P9" style:parent-style-name="ListParagraph" style:list-style-name="LFO3" style:family="paragraph"/>
    <style:style style:name="P10" style:parent-style-name="ListParagraph" style:list-style-name="LFO1" style:family="paragraph"/>
    <style:style style:name="P11" style:parent-style-name="ListParagraph" style:list-style-name="LFO4" style:family="paragraph"/>
    <style:style style:name="P12" style:parent-style-name="ListParagraph" style:list-style-name="LFO4" style:family="paragraph"/>
    <style:style style:name="P13" style:parent-style-name="ListParagraph" style:list-style-name="LFO4" style:family="paragraph"/>
    <style:style style:name="P14" style:parent-style-name="ListParagraph" style:list-style-name="LFO4" style:family="paragraph"/>
    <style:style style:name="P15" style:parent-style-name="ListParagraph" style:list-style-name="LFO4" style:family="paragraph"/>
    <style:style style:name="P16" style:parent-style-name="ListParagraph" style:list-style-name="LFO4" style:family="paragraph"/>
    <style:style style:name="P17" style:parent-style-name="ListParagraph" style:list-style-name="LFO4" style:family="paragraph"/>
    <style:style style:name="P18" style:parent-style-name="ListParagraph" style:list-style-name="LFO4" style:family="paragraph"/>
    <style:style style:name="P19" style:parent-style-name="ListParagraph" style:list-style-name="LFO4" style:family="paragraph"/>
    <style:style style:name="P20" style:parent-style-name="ListParagraph" style:list-style-name="LFO4" style:family="paragraph"/>
    <style:style style:name="P21" style:parent-style-name="ListParagraph" style:list-style-name="LFO4" style:family="paragraph"/>
    <style:style style:name="P22" style:parent-style-name="ListParagraph" style:list-style-name="LFO4" style:family="paragraph"/>
    <style:style style:name="P23" style:parent-style-name="ListParagraph" style:list-style-name="LFO4" style:family="paragraph"/>
    <style:style style:name="P24" style:parent-style-name="ListParagraph" style:list-style-name="LFO4" style:family="paragraph"/>
    <style:style style:name="P25" style:parent-style-name="ListParagraph" style:list-style-name="LFO4" style:family="paragraph"/>
    <style:style style:name="P26" style:parent-style-name="ListParagraph" style:list-style-name="LFO4" style:family="paragraph"/>
    <style:style style:name="P27" style:parent-style-name="ListParagraph" style:list-style-name="LFO4" style:family="paragraph"/>
    <style:style style:name="P28" style:parent-style-name="ListParagraph" style:list-style-name="LFO4" style:family="paragraph"/>
    <style:style style:name="P29" style:parent-style-name="ListParagraph" style:list-style-name="LFO4" style:family="paragraph"/>
    <style:style style:name="P30" style:parent-style-name="ListParagraph" style:list-style-name="LFO4" style:family="paragraph">
      <style:text-properties style:font-name-complex="Calibri"/>
    </style:style>
    <style:style style:name="P31" style:parent-style-name="ListParagraph" style:list-style-name="LFO4" style:family="paragraph">
      <style:text-properties style:font-name-complex="Calibri"/>
    </style:style>
    <style:style style:name="P32" style:parent-style-name="ListParagraph" style:list-style-name="LFO4" style:family="paragraph"/>
    <style:style style:name="T33" style:parent-style-name="DefaultParagraphFont" style:family="text">
      <style:text-properties style:font-name-complex="Calibri"/>
    </style:style>
    <style:style style:name="T34" style:parent-style-name="Hyperlink" style:family="text">
      <style:text-properties style:font-name-complex="Calibri"/>
    </style:style>
    <style:style style:name="T35" style:parent-style-name="Hyperlink" style:family="text">
      <style:text-properties style:font-name-complex="Calibri"/>
    </style:style>
    <style:style style:name="T36" style:parent-style-name="Hyperlink" style:family="text">
      <style:text-properties style:font-name-complex="Calibri"/>
    </style:style>
    <style:style style:name="T37" style:parent-style-name="DefaultParagraphFont" style:family="text">
      <style:text-properties style:font-name-complex="Calibri"/>
    </style:style>
    <style:style style:name="P38" style:parent-style-name="ListParagraph" style:list-style-name="LFO4" style:family="paragraph">
      <style:text-properties style:font-name-complex="Calibri"/>
    </style:style>
    <style:style style:name="P39" style:parent-style-name="ListParagraph" style:list-style-name="LFO4" style:family="paragraph">
      <style:text-properties style:font-name-complex="Calibri"/>
    </style:style>
    <style:style style:name="P40" style:parent-style-name="ListParagraph" style:list-style-name="LFO4" style:family="paragraph">
      <style:text-properties style:font-name-complex="Calibri"/>
    </style:style>
    <style:style style:name="P41" style:parent-style-name="ListParagraph" style:list-style-name="LFO4" style:family="paragraph">
      <style:text-properties style:font-name-complex="Calibri"/>
    </style:style>
    <style:style style:name="P42" style:parent-style-name="ListParagraph" style:list-style-name="LFO4" style:family="paragraph">
      <style:text-properties style:font-name-complex="Calibri"/>
    </style:style>
    <style:style style:name="P43" style:parent-style-name="ListParagraph" style:list-style-name="LFO4" style:family="paragraph">
      <style:text-properties style:font-name-complex="Calibri"/>
    </style:style>
    <style:style style:name="P44" style:parent-style-name="ListParagraph" style:list-style-name="LFO4" style:family="paragraph">
      <style:text-properties style:font-name-complex="Calibri"/>
    </style:style>
    <style:style style:name="P45" style:parent-style-name="ListParagraph" style:list-style-name="LFO4" style:family="paragraph">
      <style:text-properties style:font-name-complex="Calibri"/>
    </style:style>
    <style:style style:name="P46" style:parent-style-name="ListParagraph" style:list-style-name="LFO4" style:family="paragraph">
      <style:text-properties style:font-name-complex="Calibri"/>
    </style:style>
    <style:style style:name="P47" style:parent-style-name="ListParagraph" style:list-style-name="LFO4" style:family="paragraph">
      <style:text-properties style:font-name-complex="Calibri"/>
    </style:style>
    <style:style style:name="P48" style:parent-style-name="ListParagraph" style:list-style-name="LFO4" style:family="paragraph">
      <style:text-properties style:font-name-complex="Calibri"/>
    </style:style>
    <style:style style:name="P49" style:parent-style-name="ListParagraph" style:list-style-name="LFO4" style:family="paragraph">
      <style:text-properties style:font-name-complex="Calibri"/>
    </style:style>
    <style:style style:name="P50" style:parent-style-name="ListParagraph" style:list-style-name="LFO4" style:family="paragraph">
      <style:text-properties style:font-name-complex="Calibri"/>
    </style:style>
    <style:style style:name="P51" style:parent-style-name="ListParagraph" style:list-style-name="LFO4" style:family="paragraph">
      <style:text-properties style:font-name-complex="Calibri"/>
    </style:style>
    <style:style style:name="P52" style:parent-style-name="Normal" style:family="paragraph">
      <style:text-properties style:font-name-complex="Calibri"/>
    </style:style>
    <style:style style:name="P53" style:parent-style-name="ListParagraph" style:list-style-name="LFO5" style:family="paragraph">
      <style:text-properties style:font-name-complex="Calibri"/>
    </style:style>
    <style:style style:name="P54" style:parent-style-name="ListParagraph" style:list-style-name="LFO5" style:family="paragraph">
      <style:text-properties style:font-name-complex="Calibri"/>
    </style:style>
    <style:style style:name="P55" style:parent-style-name="ListParagraph" style:list-style-name="LFO5" style:family="paragraph">
      <style:text-properties style:font-name-complex="Calibri"/>
    </style:style>
    <style:style style:name="P56" style:parent-style-name="ListParagraph" style:list-style-name="LFO5" style:family="paragraph">
      <style:text-properties style:font-name-complex="Calibri"/>
    </style:style>
    <style:style style:name="P57" style:parent-style-name="ListParagraph" style:list-style-name="LFO5" style:family="paragraph">
      <style:text-properties style:font-name-complex="Calibri"/>
    </style:style>
    <style:style style:name="P58" style:parent-style-name="ListParagraph" style:list-style-name="LFO5" style:family="paragraph">
      <style:text-properties style:font-name-complex="Calibri"/>
    </style:style>
    <style:style style:name="P59" style:parent-style-name="ListParagraph" style:list-style-name="LFO5" style:family="paragraph">
      <style:text-properties style:font-name-complex="Calibri"/>
    </style:style>
    <style:style style:name="P60" style:parent-style-name="ListParagraph" style:list-style-name="LFO5" style:family="paragraph">
      <style:text-properties style:font-name-complex="Calibri"/>
    </style:style>
    <style:style style:name="P61" style:parent-style-name="Normal" style:family="paragraph">
      <style:text-properties style:font-name-complex="Calibri"/>
    </style:style>
    <style:style style:name="P62" style:parent-style-name="ListParagraph" style:list-style-name="LFO1" style:family="paragraph">
      <style:text-properties style:font-name-complex="Calibri"/>
    </style:style>
    <style:style style:name="P63" style:parent-style-name="ListParagraph" style:list-style-name="LFO6" style:family="paragraph">
      <style:text-properties style:font-name-complex="Calibri"/>
    </style:style>
    <style:style style:name="P64" style:parent-style-name="Normal" style:family="paragraph">
      <style:text-properties style:font-name-complex="Calibri"/>
    </style:style>
    <style:style style:name="P65" style:parent-style-name="ListParagraph" style:list-style-name="LFO1" style:family="paragraph">
      <style:text-properties style:font-name-complex="Calibri"/>
    </style:style>
    <style:style style:name="P66" style:parent-style-name="ListParagraph" style:list-style-name="LFO6" style:family="paragraph">
      <style:text-properties style:font-name-complex="Calibri"/>
    </style:style>
    <style:style style:name="P67" style:parent-style-name="Normal" style:family="paragraph">
      <style:text-properties style:font-name-complex="Calibri"/>
    </style:style>
    <style:style style:name="P68" style:parent-style-name="ListParagraph" style:list-style-name="LFO1" style:family="paragraph">
      <style:text-properties style:font-name-complex="Calibri"/>
    </style:style>
    <style:style style:name="P69" style:parent-style-name="ListParagraph" style:list-style-name="LFO6" style:family="paragraph">
      <style:text-properties style:font-name-complex="Calibri"/>
    </style:style>
    <style:style style:name="P70" style:parent-style-name="ListParagraph" style:list-style-name="LFO6" style:family="paragraph"/>
    <style:style style:name="T71" style:parent-style-name="DefaultParagraphFont" style:family="text">
      <style:text-properties style:font-name-complex="Calibri"/>
    </style:style>
    <style:style style:name="T72" style:parent-style-name="DefaultParagraphFont" style:family="text">
      <style:text-properties style:font-name-complex="Calibri"/>
    </style:style>
    <style:style style:name="T73" style:parent-style-name="DefaultParagraphFont" style:family="text">
      <style:text-properties style:font-name-complex="Calibri"/>
    </style:style>
    <style:style style:name="P74" style:parent-style-name="ListParagraph" style:list-style-name="LFO7" style:family="paragraph"/>
    <style:style style:name="P75" style:parent-style-name="ListParagraph" style:list-style-name="LFO7" style:family="paragraph"/>
    <style:style style:name="P76" style:parent-style-name="ListParagraph" style:list-style-name="LFO7" style:family="paragraph"/>
    <style:style style:name="P77" style:parent-style-name="ListParagraph" style:list-style-name="LFO8" style:family="paragraph"/>
    <style:style style:name="P78" style:parent-style-name="ListParagraph" style:list-style-name="LFO8" style:family="paragraph"/>
  </office:automatic-styles>
  <office:body>
    <office:text text:use-soft-page-breaks="true">
      <text:list text:style-name="LFO1" text:continue-numbering="true">
        <text:list-item>
          <text:p text:style-name="P1">Name und Alter der Person</text:p>
        </text:list-item>
      </text:list>
      <text:list text:style-name="LFO2" text:continue-numbering="true">
        <text:list-item>
          <text:p text:style-name="P2">Name: Wangari Maathai</text:p>
        </text:list-item>
        <text:list-item>
          <text:p text:style-name="P3">Alter 71 Jahre</text:p>
        </text:list-item>
        <text:list-item>
          <text:p text:style-name="P4">Geburt: 1. April 1940 im Nyeri District, Kenia</text:p>
        </text:list-item>
        <text:list-item>
          <text:p text:style-name="P5">Tot: 25. September 2011 in Nairobi, Kenia</text:p>
        </text:list-item>
      </text:list>
      <text:p text:style-name="ListParagraph"/>
      <text:list text:style-name="LFO1" text:continue-numbering="true">
        <text:list-item>
          <text:p text:style-name="P6">Beruf und Herkunft</text:p>
        </text:list-item>
      </text:list>
      <text:list text:style-name="LFO3" text:continue-numbering="true">
        <text:list-item>
          <text:p text:style-name="P7">Beruf: Professorin für Veterinäranatomie (Wissenschaft der Anatomie von Wirbeltieren),</text:p>
        </text:list-item>
        <text:list-item>
          <text:p text:style-name="P8">Politikerin, ab 2002 stellvertretende Ministerin für Umweltschutz</text:p>
        </text:list-item>
        <text:list-item>
          <text:p text:style-name="P9">Herkunft: Afrika, Kenia Nyeri County (ungefähr in zentral Kenia)</text:p>
        </text:list-item>
      </text:list>
      <text:p text:style-name="ListParagraph"/>
      <text:list text:style-name="LFO1" text:continue-numbering="true">
        <text:list-item>
          <text:p text:style-name="P10">Persönliche Geschichte</text:p>
        </text:list-item>
      </text:list>
      <text:list text:style-name="LFO4" text:continue-numbering="true">
        <text:list-item>
          <text:p text:style-name="P11">Stammt aus einer Kikuyu (Ethnie) Familie</text:p>
        </text:list-item>
        <text:list-item>
          <text:p text:style-name="P12">Ihr Vater hatte vier Ehefrauen und zehn Kinder</text:p>
        </text:list-item>
        <text:list-item>
          <text:p text:style-name="P13">Einige Missionsschwestern dachten Maathai hätte eine besondere christliche Mission, weswegen sie an einer Klosterschule eine gute Schulbildung bekam.</text:p>
        </text:list-item>
        <text:list-item>
          <text:p text:style-name="P14">Bekam ein Stipendium (finanzielle Förderung) für ein Biologie Studium in den USA an der Mount ST. Scholastica College in Atchinson, Kansas</text:p>
        </text:list-item>
        <text:list-item>
          <text:p text:style-name="P15">Studierte später an den Universitäten Pittsburgh, Gießen und München</text:p>
        </text:list-item>
        <text:list-item>
          <text:p text:style-name="P16">Im Jahr 1971 erwarb sie als erste Frau aus Kenia einen Doktorgrad an der Universität von Nairobi</text:p>
        </text:list-item>
        <text:list-item>
          <text:p text:style-name="P17">Im Jahr 1971 wurde sie die erste Professorin (Lehrer in Universitäten) für Veterinäre Anatomie und später Dekanin (Leiter eines Fachbereiches) an der Universität von Nairobi</text:p>
        </text:list-item>
        <text:list-item>
          <text:p text:style-name="P18">1977: Sie rief das Aufforstungsprojekt „Green Belt Movement“ ins Leben</text:p>
        </text:list-item>
        <text:list-item>
          <text:p text:style-name="P19">Sie hatte drei Kinder: Waweru, Wanjira und Muta</text:p>
        </text:list-item>
        <text:list-item>
          <text:p text:style-name="P20">1979: Ihr Ehepartner lässt sich von ihr scheiden</text:p>
        </text:list-item>
        <text:list-item>
          <text:p text:style-name="P21">Wangari wurde zur zentralen Identifikationsfigur (Vorbild) der Frauenbewegung in Kenia</text:p>
        </text:list-item>
        <text:list-item>
          <text:p text:style-name="P22">1976 bis 1987: Mitglied in Kenias Nationalem Frauenrat</text:p>
        </text:list-item>
        <text:list-item>
          <text:p text:style-name="P23">1981 bis 1987: Präsidentin von Kenias Nationalem Frauenrat</text:p>
        </text:list-item>
        <text:list-item>
          <text:p text:style-name="P24">Gehörte bis zu ihrem Tod dem Vorstand an</text:p>
        </text:list-item>
        <text:list-item>
          <text:p text:style-name="P25">1990er: Wegen ihrem Engagement für Umweltschutz und Frauenrechte mochte sie der damalige Staatschef Kenias sie nicht, weswegen sie mehrmals inhaftiert und misshandelt wurde</text:p>
        </text:list-item>
        <text:list-item>
          <text:p text:style-name="P26">Amnesty International (Organisation, die sich weltweit für Menschenrechte einsetzt) setzte sich für sie ein</text:p>
        </text:list-item>
        <text:list-item>
          <text:p text:style-name="P27">Zitat von Wangari Maathai zu Amnesty International: „Ich kann die vielen Male nicht mehr zählen, die Ihr mir das Leben gerettet und unsere Arbeit möglich gemacht habt.“</text:p>
        </text:list-item>
        <text:list-item>
          <text:p text:style-name="P28">1997: erfolglose Kandidierung für das Parlament und das Präsidentenamt</text:p>
        </text:list-item>
        <text:list-item>
          <text:p text:style-name="P29">2002: wurde von einen Wahlbündnis aus mehreren Oppositionsparteien ins kenianische Parlament gewählt</text:p>
        </text:list-item>
        <text:list-item>
          <text:p text:style-name="P30">Neuer Staatspräsident ernannte Maathai zur stellvertretenden Ministerin für Umweltschutz</text:p>
        </text:list-item>
        <text:list-item>
          <text:p text:style-name="P31">Maathai gründete eine Partei namens „Mazingira Green Party of Kenya“ und schaffte es als erste grüne Politikerin Afrikas in die Regierung</text:p>
        </text:list-item>
        <text:list-item>
          <text:p text:style-name="P32"><text:span text:style-name="T33">April 2004: Sie bekommt den internationalen Petra-Kelly-Preis der Heinrich-Böll-Stiftung (Ein Preis für herausragende Aktivitäten in ein paar Bereichen, siehe<text:s/></text:span><text:a xlink:href="https://de.wikipedia.org/wiki/Petra-Kelly-Preis" office:target-frame-name="_top" xlink:show="replace"><text:span text:style-name="T34">Wikip</text:span><text:bookmark-start text:name="_Hlt149310063"/><text:bookmark-start text:name="_Hlt149310064"/><text:bookmark-start text:name="_Hlt149310095"/><text:bookmark-start text:name="_Hlt149310096"/><text:span text:style-name="T35">e</text:span><text:bookmark-end text:name="_Hlt149310063"/><text:bookmark-end text:name="_Hlt149310064"/><text:bookmark-end text:name="_Hlt149310095"/><text:bookmark-end text:name="_Hlt149310096"/><text:span text:style-name="T36">dia</text:span></text:a><text:span text:style-name="T37">)</text:span></text:p>
        </text:list-item>
        <text:list-item>
          <text:p text:style-name="P38">Maathai war Mitglied im Club of Rome (Zusammenschluss von Experten verschiedener Disziplinen aus mehreren Ländern und setzt sich für eine nachhaltiger, umweltfreundliche Zukunft der Menschheit ein)</text:p>
        </text:list-item>
        <text:list-item>
          <text:p text:style-name="P39">Ab 2009 war sie Ehrenmitglied beim World Future Council (Organisation für einen gesunden und nachhaltigen Planeten mit gerechten und friedlichen Gesellschaften)</text:p>
        </text:list-item>
        <text:list-item>
          <text:p text:style-name="P40">25. September 2011: Tot von Wangari Maathai im Kreise ihrer Familie wegen einer Krebserkrankung</text:p>
        </text:list-item>
        <text:list-item>
          <text:p text:style-name="P41">1975: wurde zur Hochschuldozentin (Leiter eines Fachbereiches)</text:p>
        </text:list-item>
        <text:list-item>
          <text:p text:style-name="P42">1976: Vorsitzende des Institutes für veterinäre Anatomie</text:p>
        </text:list-item>
        <text:list-item>
          <text:p text:style-name="P43">1977: außerordentliche Professorin (sie war die erste frau, die diese Position bekommen durfte)</text:p>
        </text:list-item>
        <text:list-item>
          <text:p text:style-name="P44">1972-1977: sie setzte sich für gleiche ökonomische Sachbezüge für weibliche und männliche Mitarbeiter an der Universität ein (gleiche Gehälter, rechte etc.)</text:p>
        </text:list-item>
        <text:list-item>
          <text:p text:style-name="P45">Sie versuchte zum Beispiel den Interessenverband der Mitarbeiter an der Universität in eine Gewerkschaft zu verwandeln, was aber vom Gerichtshof abgelehnt wurde</text:p>
        </text:list-item>
        <text:list-item>
          <text:p text:style-name="P46">1973: Maathai wurde Direktorin des Roten Kreuzes in der kenianischen Gesellschaft</text:p>
        </text:list-item>
        <text:list-item>
          <text:p text:style-name="P47">1970er Jahre: Tätigkeit in der kenianischen Gesellschaft für Akademikerinnen</text:p>
        </text:list-item>
        <text:list-item>
          <text:p text:style-name="P48">1976: Vorstandsmitglied des Environment Liaison Centrum</text:p>
        </text:list-item>
        <text:list-item>
          <text:p text:style-name="P49">1974: Sie gründete das Unternehmen Envirocare Ltd. Das Unternehmen pflanzte Bäume und die Umwelt zu erhalten und Boden- und Wasserqualität nach Rodungen wiederherzustellen. Außerdem wurden Ortsansässige in der Arbeitsprozess einbezogen (Erschaffung von Arbeitsplätzen). Das Unternehmen wurde später stillgelegt</text:p>
        </text:list-item>
        <text:list-item>
          <text:p text:style-name="P50">Jun i 1976: Sie nahm an der ersten UN-Konferenz für menschliche Siedlungen – Habitat I teil</text:p>
        </text:list-item>
        <text:list-item>
          <text:p text:style-name="P51">1977: Sie sprach im National Council of Women in Kenia über ihre Teilnahme an der UN-Konferenz. Sie schlug vor, weitere Bäume zu pflanzen und zur Gründung der Grüngürtel-Bewegung (Green Belt Movement) führte.</text:p>
        </text:list-item>
      </text:list>
      <text:p text:style-name="P52">Zum Green Belt Movement:</text:p>
      <text:list text:style-name="LFO5" text:continue-numbering="true">
        <text:list-item>
          <text:p text:style-name="P53">Eine Organisation, die Umwelt schützen soll und gleichzeitig die Lebensbedingungen und -umstände verbessern soll</text:p>
        </text:list-item>
        <text:list-item>
          <text:p text:style-name="P54">Gründung: 1977 von Wangari Maathai</text:p>
        </text:list-item>
        <text:list-item>
          <text:p text:style-name="P55">Soll auf die Probleme kenianischer Bäuerinnen<text:s/>aufmerksam machen</text:p>
        </text:list-item>
        <text:list-item>
          <text:p text:style-name="P56">Die Probleme: ihre Flüsse trocknen aus und sie müssen weit Wege zurücklegen, um Feuerholz zu organisieren</text:p>
        </text:list-item>
        <text:list-item>
          <text:p text:style-name="P57">Die Bewegung sollte Frauen dazu motivieren, Samen zu säen und Bäume zu pflanzen, um den Boden zu festigen, Regenwasser zu speichern, Nahrung und Feuerholz bereitzustellen. Außerdem erhielten sie etwas Geld für ihre Arbeit.</text:p>
        </text:list-item>
        <text:list-item>
          <text:p text:style-name="P58">Erste Bäume (7 Stück) wurden am 5. Juni 1977 (dem Welt-Umwelttag) in Nairobi gepflanzt</text:p>
        </text:list-item>
        <text:list-item>
          <text:p text:style-name="P59">Frauen im ganzen Land legten Baumschulen (Felder ab für Bäume) an</text:p>
        </text:list-item>
        <text:list-item>
          <text:p text:style-name="P60">Es wurden insgesamt 45 Millionen Bäume gepflanzt</text:p>
        </text:list-item>
      </text:list>
      <text:p text:style-name="P61"/>
      <text:list text:style-name="LFO1" text:continue-numbering="true">
        <text:list-item>
          <text:p text:style-name="P62">Äußere Lebensumstände wie Wohnort, Zeit und gesellschaftliche Stellung</text:p>
        </text:list-item>
      </text:list>
      <text:list text:style-name="LFO6" text:continue-numbering="true">
        <text:list-item>
          <text:p text:style-name="P63">1972-1977: Arbeitet in Nairobi</text:p>
        </text:list-item>
      </text:list>
      <text:p text:style-name="P64"/>
      <text:list text:style-name="LFO1" text:continue-numbering="true">
        <text:list-item>
          <text:p text:style-name="P65">Auffälligkeiten in der Gestik und Mimik</text:p>
        </text:list-item>
      </text:list>
      <text:list text:style-name="LFO6" text:continue-numbering="true">
        <text:list-item>
          <text:p text:style-name="P66">Platzhalter</text:p>
        </text:list-item>
      </text:list>
      <text:p text:style-name="P67"/>
      <text:list text:style-name="LFO1" text:continue-numbering="true">
        <text:list-item>
          <text:p text:style-name="P68">Verhalten und Verhaltensmuster</text:p>
        </text:list-item>
      </text:list>
      <text:list text:style-name="LFO6" text:continue-numbering="true">
        <text:list-item>
          <text:p text:style-name="P69">Durch ihre Tätigkeiten in verschiedenen Jobs wurde ihr bewusst, dass die Wurzeln von Kenias Problemen in der Verschlechterung der Umweltbedingungen liegen (kommt das in Ideologie/Einstellung??)</text:p>
        </text:list-item>
        <text:list-item>
          <text:p text:style-name="P70"><text:span text:style-name="T71">Nach ihrer Scheidung in 1977: Wegen ihrem niedrigem Einkommen fiel ihr es schwer, sie selbst und ihre Kinder zu versorgen. Durch ein Entwicklungsprogramm der UN konnte sie für die Wirtschaftskommission (Ein<text:s/></text:span><text:span text:style-name="T72">UN-Programm,</text:span><text:span text:style-name="T73"><text:s/>um die Entwicklung afrikanischer Staaten zu beschleunigen) für Afrika arbeiten. Für den Job musste sie durch Afrika reisen, wo sie ihre Kinder nicht mitnehmen konnte, weswegen sie ihre Kinder ihrem Exmann übergab (Bevorzugung der Karriere über Familie). Sie besuchte aber ihre Kinder regelmäßig.</text:span></text:p>
        </text:list-item>
      </text:list>
      <text:p text:style-name="Normal"/>
      <text:p text:style-name="Normal">z) andere dinge die ich später noch<text:s/>einordne</text:p>
      <text:list text:style-name="LFO7" text:continue-numbering="true">
        <text:list-item>
          <text:p text:style-name="P74">2004: Friedensnobelpreis für ihren Einsatz für nachhaltige Entwicklung, Frieden und Demokratie, Zitat vom Komitees das Friedensnobelpreise vergibt: „Sie hat einen gesamtheitlichen Zugang zur nachhaltigen Entwicklung gewählt, der Demokratie, Menschenrechte und insbesondere Frauenrechte umfasst.“. Außerdem bekam sie den preis für ihren Widerstand gegen das frühere kenianische Regime.<text:s/>Sie war teil des Abrüstungs-Beirat der Vereinten Nationen</text:p>
        </text:list-item>
        <text:list-item>
          <text:p text:style-name="P75">Der Friedensnobelpreis 2004 ging zum ersten<text:s/>Mal<text:s/>an eine Afrikanerin und zum zweiten Mal nach 1991/1992 in zwei aufeinanderfolgenden Jahren an eine Frau</text:p>
        </text:list-item>
        <text:list-item>
          <text:p text:style-name="P76">Im Jahr 2004<text:s/>war die Erwähnung von Umweltschutz für den<text:s/>Preis<text:s/>eine<text:s/>Neuerung</text:p>
        </text:list-item>
      </text:list>
      <text:p text:style-name="Normal">Bis hierhin alles von<text:s/><text:a xlink:href="https://de.wikipedia.org/wiki/Wangari_Maathai" office:target-frame-name="_top" xlink:show="replace"><text:span text:style-name="Hyperlink">Wangari Maathai – Wikipedia</text:span></text:a></text:p>
      <text:p text:style-name="Normal"/>
      <text:p text:style-name="Normal">Zwei weitere Medien:</text:p>
      <text:p text:style-name="Normal">Präsentation zu Wangari Maathai und das Green Belt Movement<text:s/><text:a xlink:href="https://www.youtube.com/watch?v=7pua6lR4vXY" office:target-frame-name="_top" xlink:show="replace"><text:span text:style-name="Hyperlink">Eine Stimme für den Planeten: Wangari Maathai und das Green Belt Movement - YouTube</text:span></text:a><text:s text:c="2"/>(zählt das zu andere Medien?)</text:p>
      <text:p text:style-name="Normal"><text:s/>Dokumentarfilm<text:s/><text:a xlink:href="https://www.youtube.com/watch?v=VW5qdeNKfs0" office:target-frame-name="_top" xlink:show="replace"><text:span text:style-name="Hyperlink">Documentary: Wangari Muta Maathai (1940 - 2011) - YouTube</text:span></text:a><text:s/>(auf Englisch aber ich habe keine anderen gefunden)</text:p>
      <text:p text:style-name="Normal"/>
      <text:p text:style-name="Normal">Von<text:s/><text:a xlink:href="https://www.laboratorium-nachhaltigkeit.de/wangari-maathai-vom-kleinen-gaertchen-zum-grossen-impact-wie-die-gruenderin-des-green-belt-movement-zur-nachhaltigkeitsaktivistin-wurde/" office:target-frame-name="_top" xlink:show="replace"><text:span text:style-name="Hyperlink">Wangari Maathai: Vom kleinen Gärtchen zum großen Impact — Wie die Gründerin des Green Belt Movement zur Nachhaltigkeitsaktivistin wurde (laboratorium-nachhaltigkeit.de)</text:span></text:a>:</text:p>
      <text:list text:style-name="LFO8" text:continue-numbering="true">
        <text:list-item>
          <text:p text:style-name="P77">Sie gründete das Unternehmen Mivuko</text:p>
        </text:list-item>
        <text:list-item>
          <text:p text:style-name="P78">Mivuko machte aus den Samen der Bäume, die das Green Belt Movement pflanzte, Schmuck und andere Produkte</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
      <text:list-level-style-bullet text:level="1" text:style-name="WW_CharLFO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4">
      <text:list-level-style-bullet text:level="1" text:style-name="WW_CharLFO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6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6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6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6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6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6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6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6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Alwin Gruenitz</meta:initial-creator>
    <dc:creator>erik1114g@gmail.com</dc:creator>
    <meta:creation-date>2023-10-27T12:04:00Z</meta:creation-date>
    <dc:date>2023-10-29T11:57:00Z</dc:date>
    <meta:template xlink:href="Normal" xlink:type="simple"/>
    <meta:editing-cycles>157</meta:editing-cycles>
    <meta:editing-duration>PT0S</meta:editing-duration>
    <meta:document-statistic meta:page-count="3" meta:paragraph-count="15" meta:word-count="1080" meta:character-count="7873" meta:row-count="56" meta:non-whitespace-character-count="6808"/>
  </office:meta>
</office:document-meta>
</file>